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44b2e0"/>
    </style:style>
    <style:style style:name="P54" style:family="paragraph" style:parent-style-name="Footnote">
      <style:text-properties officeooo:paragraph-rsid="1020b286"/>
    </style:style>
    <style:style style:name="P55" style:family="paragraph" style:parent-style-name="Standard">
      <style:text-properties officeooo:paragraph-rsid="104d50c8"/>
    </style:style>
    <style:style style:name="P56" style:family="paragraph" style:parent-style-name="Standard">
      <style:text-properties officeooo:paragraph-rsid="10656f7f"/>
    </style:style>
    <style:style style:name="P57" style:family="paragraph" style:parent-style-name="Standard">
      <style:text-properties officeooo:paragraph-rsid="106b703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Footnote">
      <style:text-properties officeooo:paragraph-rsid="108e3d76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92a9da"/>
    </style:style>
    <style:style style:name="P64" style:family="paragraph" style:parent-style-name="Standard">
      <style:text-properties officeooo:paragraph-rsid="0c819a59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1104ef98"/>
    </style:style>
    <style:style style:name="P68" style:family="paragraph" style:parent-style-name="Standard">
      <style:text-properties officeooo:paragraph-rsid="1108b645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4a5c2"/>
    </style:style>
    <style:style style:name="P7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10a4a5c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5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fo:color="#000000" loext:opacity="100%" officeooo:rsid="0f2e8f46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4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10a4a5c2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4" style:family="text">
      <style:text-properties officeooo:rsid="04473353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officeooo:rsid="0aace3cd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officeooo:rsid="0f8f58bd"/>
    </style:style>
    <style:style style:name="T240" style:family="text">
      <style:text-properties officeooo:rsid="0f95a7a0"/>
    </style:style>
    <style:style style:name="T241" style:family="text">
      <style:text-properties officeooo:rsid="1059a4a9"/>
    </style:style>
    <style:style style:name="T242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T134">C</text:span><text:span text:style-name="T133">hecklist voor </text:span><text:span text:style-name="T135">de installatie</text:span><text:span text:style-name="T133"> van </text:span><text:span text:style-name="T133"><text:user-field-get text:name="Distro">Ubuntu</text:user-field-get></text:span><text:span text:style-name="T133"><text:s/></text:span><text:span text:style-name="T139"><text:user-field-get text:name="Version">24.04 LTS</text:user-field-get></text:span><text:span text:style-name="T137"><text:note text:id="ftn1" text:note-class="footnote"><text:note-citation>1</text:note-citation><text:note-body><text:p text:style-name="P52"><text:span text:style-name="T227">D</text:span><text:span text:style-name="T218">eze </text:span><text:span text:style-name="T229"><text:user-field-get text:name="Distro">Ubuntu</text:user-field-get></text:span><text:span text:style-name="T220"><text:s/></text:span><text:span text:style-name="T230"><text:user-field-get text:name="Version">24.04 LTS</text:user-field-get></text:span><text:span text:style-name="T230"><text:s/>Desktop</text:span><text:span text:style-name="T218"> van april</text:span><text:span text:style-name="T221"> </text:span><text:span text:style-name="T231"><text:user-field-get text:name="Releaseyear">2024</text:user-field-get></text:span><text:span text:style-name="T222"><text:s/></text:span><text:span text:style-name="T227">is een zogenaamde </text:span><text:span text:style-name="T218">LTS-</text:span><text:span text:style-name="T227">versie</text:span><text:span text:style-name="T218"> </text:span><text:span text:style-name="T227">(</text:span><text:span text:style-name="T218">staat voor Long-Term Support, </text:span><text:span text:style-name="T219">langetermijnondersteuning</text:span><text:span text:style-name="T227">)</text:span><text:span text:style-name="T219"> </text:span><text:span text:style-name="T228">en</text:span><text:span text:style-name="T222"> </text:span><text:span text:style-name="T218">wordt gedurende 5 jaar ondersteund tot april 202</text:span><text:span text:style-name="T226">9</text:span><text:span text:style-name="T218">, en met een </text:span><text:span text:style-name="T225">gratis persoonlijk </text:span><text:span text:style-name="T218">Ubuntu </text:span><text:span text:style-name="T223">P</text:span><text:span text:style-name="T218">ro-abonnement gedurende 1</text:span><text:span text:style-name="T224">0</text:span><text:span text:style-name="T218"> jaar tot april 203</text:span><text:span text:style-name="T226">4</text:span><text:span text:style-name="T218">.</text:span></text:p></text:note-body></text:note></text:span><text:span text:style-name="T138"><text:s/></text:span><text:span text:style-name="T140">Desktop</text:span><text:span text:style-name="T136">.</text:span></text:p>
      <text:p text:style-name="P62"/>
      <text:p text:style-name="P10"/>
      <text:p text:style-name="P58">Vul het tekstvak achter &lt;...&gt; in</text:p>
      <text:p text:style-name="P76"><text:span text:style-name="T20">&lt;</text:span><text:span text:style-name="T210">g</text:span><text:span text:style-name="T10">ebruiker</text:span><text:span text:style-name="T20">&gt;</text:span><text:span text:style-name="T208"><text:tab/></text:span><text:span text:style-name="T213"> </text:span><text:span text:style-name="T212"><text:tab/><text:tab/><text:tab/></text:span><text:span text:style-name="T194"><draw:control text:anchor-type="as-char" svg:y="-0.4cm" draw:z-index="12" draw:name="Gebruiker 2" draw:style-name="gr2" draw:text-style-name="P78" svg:width="6.002cm" svg:height="0.5cm" draw:control="control11"><svg:title>Gebruiker</svg:title><svg:desc>Volledige naam, bijv. Jan Stek</svg:desc></draw:control></text:span><text:span text:style-name="T194"><text:tab/></text:span><text:span text:style-name="T195">b</text:span><text:span text:style-name="T189">ijv</text:span><text:span text:style-name="T191">.</text:span><text:span text:style-name="T189"> </text:span><text:span text:style-name="T211">Karel Zimmer</text:span></text:p>
      <text:p text:style-name="P57"><text:span text:style-name="T209">&lt;g</text:span><text:span text:style-name="T13">ebruikersnaam&gt;<text:tab/></text:span><text:span text:style-name="T186"><draw:control text:anchor-type="as-char" svg:y="-0.4cm" draw:z-index="13" draw:name="Gberuikersnaam 3" draw:style-name="gr2" draw:text-style-name="P78" svg:width="6.002cm" svg:height="0.5cm" draw:control="control12"><svg:title>Gebruikersnaam</svg:title><svg:desc>Korte naam, bijv. jan</svg:desc></draw:control></text:span><text:span text:style-name="T186"><text:tab/></text:span><text:span text:style-name="T195">b</text:span><text:span text:style-name="T187">ijv</text:span><text:span text:style-name="T188">.</text:span><text:span text:style-name="T4"> </text:span><text:span text:style-name="T153">karel</text:span></text:p>
      <text:p text:style-name="P2"><text:span text:style-name="T13">&lt;</text:span><text:span text:style-name="T15">computernaam</text:span><text:span text:style-name="T13">&gt;</text:span><text:span text:style-name="T196"><text:tab/><text:tab/></text:span><text:span text:style-name="T2"><draw:control text:anchor-type="as-char" svg:y="-0.4cm" draw:z-index="14" draw:name="Computernaam 1" draw:style-name="gr2" draw:text-style-name="P78" svg:width="6.002cm" svg:height="0.5cm" draw:control="control13"><svg:title>Computernaam</svg:title><svg:desc>Unieke naam van de computer</svg:desc></draw:control></text:span><text:span text:style-name="T2"> <text:tab/></text:span><text:span text:style-name="T195">b</text:span><text:span text:style-name="T189">ijv</text:span><text:span text:style-name="T191">.</text:span><text:span text:style-name="T197"> </text:span><text:span text:style-name="T200">pc0</text:span><text:span text:style-name="T201">1</text:span></text:p>
      <text:p text:style-name="P3"><text:span text:style-name="T202">&lt;</text:span><text:span text:style-name="T204">g</text:span><text:span text:style-name="T202">ebruiker&gt;</text:span><text:span text:style-name="T199"><text:tab/></text:span><text:span text:style-name="T212"> <text:tab/><text:tab/><text:tab/></text:span><text:span text:style-name="T194"><draw:control text:anchor-type="as-char" svg:y="-0.4cm" draw:z-index="15" draw:name="Gebruiker 3" draw:style-name="gr2" draw:text-style-name="P78" svg:width="6.002cm" svg:height="0.5cm" draw:control="control14"><svg:title>Gebruiker</svg:title><svg:desc>Volledige naam, bijv. Jan Stek</svg:desc></draw:control></text:span><text:span text:style-name="T194"><text:tab/></text:span><text:span text:style-name="T195">e</text:span><text:span text:style-name="T190">v</text:span><text:span text:style-name="T191">t.</text:span><text:span text:style-name="T190"> extra gebruikers</text:span></text:p>
      <text:p text:style-name="P63"><text:span text:style-name="T202">&lt;</text:span><text:span text:style-name="T204">g</text:span><text:span text:style-name="T202">ebruiker</text:span><text:span text:style-name="T205">sn</text:span><text:span text:style-name="T203">aa</text:span><text:span text:style-name="T205">m</text:span><text:span text:style-name="T202">&gt;<text:tab/></text:span><text:span text:style-name="T186"><draw:control text:anchor-type="as-char" svg:y="-0.4cm" draw:z-index="16" draw:name="Gberuikersnaam 4" draw:style-name="gr2" draw:text-style-name="P78" svg:width="6.002cm" svg:height="0.5cm" draw:control="control15"><svg:title>Gebruikersnaam</svg:title><svg:desc>Korte naam, bijv. jan</svg:desc></draw:control></text:span><text:span text:style-name="T186"><text:tab/></text:span><text:span text:style-name="T198">e</text:span><text:span text:style-name="T206">v</text:span><text:span text:style-name="T207">t.</text:span><text:span text:style-name="T206"> extra gebruikers</text:span></text:p>
      <text:p text:style-name="P60"><text:span text:style-name="T242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20">Nog niet op Linux?</text:span></text:span><text:span text:style-name="T144"><text:tab/></text:span><text:span text:style-name="T147">G</text:span><text:span text:style-name="T145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5"> op </text:span><text:a xlink:type="simple" xlink:href="https://karelzimer.nl/nl" text:style-name="Internet_20_link" text:visited-style-name="Visited_20_Internet_20_Link"><text:span text:style-name="Internet_20_link"><text:span text:style-name="T5">karelzimmer.nl/nl</text:span></text:span></text:a><text:span text:style-name="T146">.</text:span></text:p>
      <text:p text:style-name="P24"><text:span text:style-name="Strong_20_Emphasis"><text:span text:style-name="T121">Nieuwe installatie?</text:span></text:span><text:span text:style-name="T117"><text:tab/></text:span><text:span text:style-name="T119">B</text:span><text:span text:style-name="T117">egin bij hoofdstuk </text:span><text:span text:style-name="Strong_20_Emphasis"><text:span text:style-name="T121"><text:bookmark-ref text:reference-format="page" text:ref-name="__RefNumPara__4009_1271708128">2</text:bookmark-ref></text:span></text:span><text:span text:style-name="Strong_20_Emphasis"><text:span text:style-name="T121"><text:s text:c="2"/></text:span></text:span><text:span text:style-name="Strong_20_Emphasis"><text:span text:style-name="T122"><text:bookmark-ref text:reference-format="text" text:ref-name="__RefNumPara__4009_1271708128">Installatie uitvoeren</text:bookmark-ref></text:span></text:span><text:span text:style-name="T118">.</text:span></text:p>
      <text:p text:style-name="P16"/>
      <text:p text:style-name="P16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5" draw:name="Vorm3_0" draw:style-name="gr1" draw:text-style-name="P7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3"><draw:control text:anchor-type="as-char" draw:z-index="8" draw:name="Vorm3_ 2" draw:style-name="gr1" draw:text-style-name="P7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0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83">E</text:span><text:span text:style-name="T94">v</text:span><text:span text:style-name="T95">en</text:span><text:span text:style-name="T97">t</text:span><text:span text:style-name="T98">uele </text:span><text:span text:style-name="T99">extra </text:span><text:span text:style-name="T101">gebruikers</text:span><text:span text:style-name="T99"> aanmelden </text:span><text:span text:style-name="T100">en dezelfde stappen uitvoeren</text:span><text:span text:style-name="T96">.</text:span></text:p></text:note-body></text:note>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65"><draw:control text:anchor-type="as-char" draw:z-index="17" draw:name="Vorm4" draw:style-name="gr1" draw:text-style-name="P7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3" text:note-class="footnote"><text:note-citation>3</text:note-citation><text:note-body><text:p text:style-name="P8">Druk op de Super (Windows/command/vergrootglas) toets of klik in de linkerbovenhoek.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4"> de </text:span><text:span text:style-name="T58">volgende </text:span><text:span text:style-name="T45">twee </text:span><text:span text:style-name="T44">opdrachten, ieder gevolgd door de </text:span><text:span text:style-name="T26">Enter</text:span><text:span text:style-name="T4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65"><draw:control text:anchor-type="as-char" draw:z-index="18" draw:name="Vorm 3" draw:style-name="gr1" draw:text-style-name="P77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65"><draw:control text:anchor-type="as-char" draw:z-index="19" draw:name="Vorm 4" draw:style-name="gr1" draw:text-style-name="P77" svg:width="0.35cm" svg:height="0.35cm" draw:control="control18"/></text:span></text:p>
          </table:table-cell>
          <table:table-cell table:style-name="_31_._5f_Installatie_5f_voorbereiden.D9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A1" office:value-type="string">
            <text:p text:style-name="P40"><text:span text:style-name="T42"/></text:p>
          </table:table-cell>
          <table:table-cell table:style-name="_31_._5f_Installatie_5f_voorbereiden.D10" office:value-type="string">
            <text:p text:style-name="P48"><text:span text:style-name="T56">Selecteer</text:span><text:span text:style-name="T47"> </text:span><text:span text:style-name="Strong_20_Emphasis"><text:span text:style-name="T31">1</text:span></text:span><text:span text:style-name="T67"> </text:span><text:span text:style-name="T68">Installatie voorbereiden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64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65"><draw:control text:anchor-type="as-char" draw:z-index="2" draw:name="Vorm9" draw:style-name="gr1" draw:text-style-name="P7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5"><text:span text:style-name="T155">Start de computer op vanaf</text:span><text:span text:style-name="T155"><text:note text:id="ftn4" text:note-class="footnote"><text:note-citation>1</text:note-citation><text:note-body><text:p text:style-name="P61"><text:span text:style-name="T105">B</text:span><text:span text:style-name="T106">ootmenu/</text:span><text:span text:style-name="T105">S</text:span><text:span text:style-name="T106">etup</text:span><text:span text:style-name="T104"> via </text:span><text:span text:style-name="T102">é</text:span><text:span text:style-name="T103">é</text:span><text:span text:style-name="T105">n van de </text:span><text:span text:style-name="T107">Veelgebruikte toetsen:</text:span><text:span text:style-name="T108"> </text:span><text:span text:style-name="T113">Esc</text:span><text:span text:style-name="T108">, </text:span><text:span text:style-name="T113">Delete</text:span><text:span text:style-name="T108">, </text:span><text:span text:style-name="T113">F1</text:span><text:span text:style-name="T108">, </text:span><text:span text:style-name="T113">F2</text:span><text:span text:style-name="T108">, </text:span><text:span text:style-name="T113">F9</text:span><text:span text:style-name="T108">, </text:span><text:span text:style-name="T113">F10</text:span><text:span text:style-name="T108">, </text:span><text:span text:style-name="T113">F11</text:span><text:span text:style-name="T108">, of </text:span><text:span text:style-name="T113">F12</text:span></text:p></text:note-body></text:note></text:span><text:span text:style-name="T155"> </text:span><text:span text:style-name="T159">een </text:span><text:span text:style-name="T141"><text:user-field-get text:name="Distro">Ubuntu</text:user-field-get></text:span><text:span text:style-name="T154"><text:s/></text:span><text:span text:style-name="T142"><text:user-field-get text:name="Version">24.04 LTS</text:user-field-get></text:span><text:span text:style-name="T142"><text:s/></text:span><text:span text:style-name="T143">Desktop</text:span><text:span text:style-name="T77"> </text:span><text:span text:style-name="T78">L</text:span><text:span text:style-name="T79">ive</text:span><text:span text:style-name="T79"><text:note text:id="ftn5" text:note-class="footnote"><text:note-citation>2</text:note-citation><text:note-body><text:p text:style-name="P47"><text:span text:style-name="T214">Vanaf ee</text:span>n <text:span text:style-name="T240">L</text:span>ive <text:span text:style-name="T239">USB</text:span><text:span text:style-name="T217">-stick</text:span><text:span text:style-name="T18"> </text:span>kunt <text:span text:style-name="T214">u opstarten en</text:span> <text:span text:style-name="T16">met </text:span><text:span text:style-name="T160"><text:user-field-get text:name="Distro">Ubuntu</text:user-field-get></text:span><text:span text:style-name="T160"><text:s/></text:span>werken zonder enige bestanden op de harde schijf te wijzigen en maakt ook installatie van <text:span text:style-name="T160"><text:user-field-get text:name="Distro">Ubuntu</text:user-field-get></text:span><text:span text:style-name="T160"><text:s/></text:span>mogelijk.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54"><text:span text:style-name="T92">Maak een opstartbare USB-stick</text:span><text:span text:style-name="T89">:</text:span><text:span text:style-name="Strong_20_Emphasis"><text:span text:style-name="T114"><text:line-break/></text:span></text:span><text:span text:style-name="T84">Download </text:span><text:span text:style-name="T85">een </text:span><text:span text:style-name="Sterk_20_accent_20_voetnoot"><text:span text:style-name="T34"><text:user-field-get text:name="Distro">Ubuntu</text:user-field-get></text:span></text:span><text:span text:style-name="Sterk_20_accent_20_voetnoot"><text:span text:style-name="T34"><text:s/>Desktop </text:span></text:span><text:span text:style-name="Sterk_20_accent_20_voetnoot"><text:span text:style-name="T34"><text:user-field-get text:name="Version">24.04 LTS</text:user-field-get></text:span></text:span><text:span text:style-name="T93"><text:s/></text:span><text:span text:style-name="T87">i</text:span><text:span text:style-name="T91">mage</text:span><text:span text:style-name="T87"> </text:span><text:span text:style-name="T86">vanaf </text:span><text:a xlink:type="simple" xlink:href="https://ubuntu.com/" text:style-name="Internet_20_link" text:visited-style-name="Visited_20_Internet_20_Link"><text:span text:style-name="T215">ubuntu.com</text:span></text:a><text:span text:style-name="T86">.</text:span><text:span text:style-name="Strong_20_Emphasis"><text:span text:style-name="T115"><text:line-break/></text:span></text:span><text:span text:style-name="T88">De </text:span><text:span text:style-name="T90">ver</text:span><text:span text:style-name="T88">volgstappen staan beschreven in </text:span><text:span text:style-name="Sterk_20_accent_20_voetnoot"><text:span text:style-name="T33">Linux informatie</text:span></text:span><text:span text:style-name="T88">, te vinden op </text:span><text:a xlink:type="simple" xlink:href="https://karelzimmer.nl/nl" text:style-name="Internet_20_link" text:visited-style-name="Visited_20_Internet_20_Link"><text:span text:style-name="T216">karelzimmer.nl/nl</text:span></text:a><text:span text:style-name="T88">.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2"/></text:span></text:p>
          </table:table-cell>
          <table:table-cell table:style-name="_32_._5f_Installatie_5f_uitvoeren.C2" office:value-type="string">
            <text:p text:style-name="P13"><text:span text:style-name="T56">Selecteer</text:span><text:span text:style-name="T38"> </text:span><text:span text:style-name="Strong_20_Emphasis"><text:span text:style-name="T73">Try or Install Ubuntu</text:span></text:span><text:span text:style-name="T36"> </text:span><text:span text:style-name="T39">en druk op </text:span><text:span text:style-name="T44">de </text:span><text:span text:style-name="T27">Enter</text:span><text:span text:style-name="T4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7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6">Kies</text:span><text:span text:style-name="T157"> </text:span><text:span text:style-name="Strong_20_Emphasis"><text:span text:style-name="T161">Nederlands</text:span></text:span><text:span text:style-name="T157"> en klik</text:span><text:span text:style-name="T158"> </text:span><text:span text:style-name="T157">op</text:span><text:span text:style-name="T156"> </text:span><text:span text:style-name="Strong_20_Emphasis"><text:span text:style-name="T132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7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0">Bij</text:span><text:span text:style-name="T163"> </text:span><text:span text:style-name="Strong_20_Emphasis"><text:span text:style-name="T173">Kies uw toetsenbordindeling</text:span></text:span><text:span text:style-name="T163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1">variant</text:span> <text:span text:style-name="Strong_20_Emphasis">Engels (VS, internationaal, met doede toetsen)</text:span><text:span text:style-name="T157"> en klik</text:span><text:span text:style-name="T158"> </text:span><text:span text:style-name="T157">op</text:span><text:span text:style-name="T156"> </text:span><text:span text:style-name="Strong_20_Emphasis"><text:span text:style-name="T132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7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0">Bij</text:span><text:span text:style-name="T163"> </text:span><text:span text:style-name="Strong_20_Emphasis"><text:span text:style-name="T174">What apps would you like to install to start with?</text:span></text:span><text:span text:style-name="T174"> kies </text:span><text:span text:style-name="Strong_20_Emphasis"><text:span text:style-name="T174">Extended selection</text:span></text:span><text:span text:style-name="T175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5">klik</text:span><text:span text:style-name="T176"> </text:span><text:span text:style-name="T175">op</text:span><text:span text:style-name="T177"> </text:span><text:span text:style-name="Strong_20_Emphasis"><text:span text:style-name="T182">Next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7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0">Bij</text:span><text:span text:style-name="T163"> </text:span><text:span text:style-name="Strong_20_Emphasis"><text:span text:style-name="T171">Create your account</text:span></text:span><text:span text:style-name="T163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9"><text:span text:style-name="T169">V</text:span><text:span text:style-name="T164">ul </text:span><text:span text:style-name="T165">in </text:span><text:span text:style-name="Strong_20_Emphasis"><text:span text:style-name="T171">Your</text:span></text:span><text:span text:style-name="Strong_20_Emphasis"><text:span text:style-name="T166"> n</text:span></text:span><text:span text:style-name="Strong_20_Emphasis"><text:span text:style-name="T167">am</text:span></text:span><text:span text:style-name="Strong_20_Emphasis"><text:span text:style-name="T171">e</text:span></text:span><text:span text:style-name="T167"> </text:span><text:span text:style-name="T11">&lt;</text:span><text:span text:style-name="T12">gebruiker&gt;</text:span><text:span text:style-name="T178">, </text:span><text:span text:style-name="Strong_20_Emphasis"><text:span text:style-name="T184"><text:line-break/></text:span></text:span><text:span text:style-name="Strong_20_Emphasis"><text:span text:style-name="T171">You</text:span></text:span><text:span text:style-name="Strong_20_Emphasis"><text:span text:style-name="T183">r</text:span></text:span><text:span text:style-name="Strong_20_Emphasis"><text:span text:style-name="T166"> </text:span></text:span><text:span text:style-name="Strong_20_Emphasis"><text:span text:style-name="T168">computer</text:span></text:span><text:span text:style-name="Strong_20_Emphasis"><text:span text:style-name="T181">'s </text:span></text:span><text:span text:style-name="Strong_20_Emphasis"><text:span text:style-name="T180">name</text:span></text:span><text:span text:style-name="T14"> &lt;computernaam&gt;</text:span><text:span text:style-name="T167">,</text:span><text:span text:style-name="Strong_20_Emphasis"><text:span text:style-name="T185"><text:line-break/></text:span></text:span><text:span text:style-name="Strong_20_Emphasis"><text:span text:style-name="T172">Your username</text:span></text:span><text:span text:style-name="T167"> &lt;</text:span><text:span text:style-name="T14">gebruikersnaam&gt;</text:span><text:span text:style-name="T167">,</text:span><text:span text:style-name="Strong_20_Emphasis"><text:span text:style-name="T185"><text:line-break/></text:span></text:span><text:span text:style-name="T179">g</text:span><text:span text:style-name="T162">eef tweemaal een </text:span><text:span text:style-name="Strong_20_Emphasis"><text:span text:style-name="T162">wachtwoord</text:span></text:span><text:span text:style-name="T175"> en klik</text:span><text:span text:style-name="T176"> </text:span><text:span text:style-name="T175">op</text:span><text:span text:style-name="T177"> </text:span><text:span text:style-name="Strong_20_Emphasis"><text:span text:style-name="T182">Next</text:span></text:span><text:span text:style-name="T177">.</text:span></text:p>
          </table:table-cell>
        </table:table-row>
      </table:table>
      <text:p text:style-name="P27"><text:span text:style-name="Strong_20_Emphasis"><text:span text:style-name="T66"/></text:span></text:p>
      <text:list text:continue-numbering="true" text:style-name="L1">
        <text:list-item>
          <text:p text:style-name="P70"><text:span text:style-name="Strong_20_Emphasis"><text:span text:style-name="T75">Installatie </text:span></text:span><text:span text:style-name="Strong_20_Emphasis"><text:span text:style-name="T76">afronden</text:span></text:span></text:p>
        </text:list-item>
      </text:list>
      <text:p text:style-name="P2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5"><draw:control text:anchor-type="as-char" draw:z-index="3" draw:name="Vorm24" draw:style-name="gr1" draw:text-style-name="P7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6"><text:span text:style-name="T37">Aanmelden als </text:span><text:span text:style-name="T6">&lt;</text:span><text:span text:style-name="T7">gebruiker&gt;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7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0" draw:name="Vorm 5" draw:style-name="gr1" draw:text-style-name="P77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7"><text:span text:style-name="T60">T</text:span><text:span text:style-name="T48">yp </text:span><text:span text:style-name="User_20_Entry"><text:span text:style-name="T24">term</text:span></text:span><text:span text:style-name="T61"> </text:span><text:span text:style-name="T60">op het activiteitenoverzicht</text:span><text:span text:style-name="T116"><text:note text:id="ftn7" text:note-class="footnote"><text:note-citation>1</text:note-citation><text:note-body><text:p text:style-name="P26"><text:span text:style-name="T131">Druk op de Super (Windows/command/vergrootglas) toets of klik in de linkerbovenhoek.</text:span><text:span text:style-name="T131"/></text:p></text:note-body></text:note></text:span><text:span text:style-name="T60">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74">Terminalvenster</text:span></text:span><text:span text:style-name="Strong_20_Emphasis"><text:span text:style-name="T62">-</text:span></text:span><text:span text:style-name="Strong_20_Emphasis"><text:span text:style-name="T43">pictogram</text:span></text:span><text:span text:style-name="Strong_20_Emphasis"><text:span text:style-name="T52">.</text:span></text:span><text:span text:style-name="Strong_20_Emphasis"><text:span text:style-name="T44"> 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T44"> de </text:span><text:span text:style-name="T59">volgende </text:span><text:span text:style-name="T45">twee </text:span><text:span text:style-name="T44">opdrachten, ieder gevolgd door de </text:span><text:span text:style-name="T28">Enter</text:span><text:span text:style-name="T4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3"><text:span text:style-name="User_20_Entry"><text:span text:style-name="T22">wget karelzimmer.nl/</text:span></text:span><text:span text:style-name="User_20_Entry"><text:span text:style-name="T112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3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46">olg </text:span><text:span text:style-name="T4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65"><draw:control text:anchor-type="as-char" draw:z-index="21" draw:name="Vorm 7" draw:style-name="gr1" draw:text-style-name="P77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2"/></text:span></text:p>
          </table:table-cell>
          <table:table-cell table:style-name="_33_._5f_Installatie_5f_afronden.C12" office:value-type="string">
            <text:p text:style-name="P49"><text:span text:style-name="T56">Selecteer</text:span><text:span text:style-name="T50"> </text:span><text:span text:style-name="Strong_20_Emphasis"><text:span text:style-name="T32">3</text:span></text:span><text:span text:style-name="T69"> </text:span><text:span text:style-name="T70">Installatie</text:span><text:span text:style-name="T71"> </text:span><text:span text:style-name="T72">afronden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28"><text:span text:style-name="Strong_20_Emphasis"><text:span text:style-name="T37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4" draw:name="Vorm40_0" draw:style-name="gr1" draw:text-style-name="P77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65"><draw:control text:anchor-type="as-char" draw:z-index="9" draw:name="Vorm40_ 1" draw:style-name="gr1" draw:text-style-name="P77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37">Aanmelden als </text:span><text:span text:style-name="T6">&lt;</text:span><text:span text:style-name="T7">gebruiker&gt;</text:span><text:span text:style-name="T53"><text:note text:id="ftn8" text:note-class="footnote"><text:note-citation>1</text:note-citation><text:note-body><text:p text:style-name="P36"><text:span text:style-name="T109">E</text:span><text:span text:style-name="T111">ventuele extra </text:span><text:span text:style-name="T238">gebruiker</text:span><text:span text:style-name="T110">s </text:span><text:span text:style-name="T111">aanmelden en dezelfde stappen uitvoeren.</text:span></text:p></text:note-body></text:note></text:span><text:span text:style-name="T37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64"><draw:control text:anchor-type="as-char" draw:z-index="11" draw:name="Vorm13_ 1" draw:style-name="gr1" draw:text-style-name="P77" svg:width="0.35cm" svg:height="0.35cm" draw:control="control10"/></text:span></text:span></text:p>
          </table:table-cell>
          <table:table-cell table:style-name="Tabel2.D2" office:value-type="string">
            <text:p text:style-name="P59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2" draw:name="Vorm 8" draw:style-name="gr1" draw:text-style-name="P77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65"><draw:control text:anchor-type="as-char" draw:z-index="23" draw:name="Vorm 9" draw:style-name="gr1" draw:text-style-name="P77" svg:width="0.35cm" svg:height="0.35cm" draw:control="control22"/></text:span></text:span></text:p>
          </table:table-cell>
          <table:table-cell table:style-name="Tabel2.D5" office:value-type="string">
            <text:p text:style-name="P68"><text:span text:style-name="T60">T</text:span><text:span text:style-name="T48">yp </text:span><text:span text:style-name="User_20_Entry"><text:span text:style-name="T25">menu</text:span></text:span><text:span text:style-name="T61"> </text:span><text:span text:style-name="T60">op het activiteitenoverzicht </text:span><text:span text:style-name="T51">e</text:span><text:span text:style-name="T43">n </text:span><text:span text:style-name="T49">k</text:span><text:span text:style-name="T43">lik op het </text:span><text:span text:style-name="Strong_20_Emphasis"><text:span text:style-name="T29">Installatiem</text:span></text:span><text:span text:style-name="Strong_20_Emphasis"><text:span text:style-name="T30">enu</text:span></text:span><text:span text:style-name="Strong_20_Emphasis"><text:span text:style-name="T62">-</text:span></text:span><text:span text:style-name="Strong_20_Emphasis"><text:span text:style-name="T43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2"><text:span text:style-name="T56">Selecteer</text:span><text:span text:style-name="T50"> </text:span><text:span text:style-name="Strong_20_Emphasis"><text:span text:style-name="T32">4</text:span></text:span><text:span text:style-name="T69"> </text:span><text:span text:style-name="T57">Gebruiker inrichten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46">olg </text:span><text:span text:style-name="T47">de aanwijzingen op het scherm.</text:span></text:p>
          </table:table-cell>
        </table:table-row>
      </table:table>
      <text:p text:style-name="P11"><text:span text:style-name="Strong_20_Emphasis"><text:span text:style-name="T54"/></text:span></text:p>
      <text:p text:style-name="P22"/>
      <text:p text:style-name="P23"><text:span text:style-name="T123">E</text:span><text:span text:style-name="T124">inde c</text:span><text:span text:style-name="T125">hecklist, </text:span><text:span text:style-name="T126">d</text:span><text:span text:style-name="T125">e installatie van </text:span><text:span text:style-name="T129"><text:user-field-get text:name="Distro">Ubuntu</text:user-field-get></text:span><text:span text:style-name="T127"><text:s/></text:span><text:span text:style-name="T128"><text:user-field-get text:name="Version">24.04 LTS</text:user-field-get></text:span><text:span text:style-name="T128"><text:s/></text:span><text:span text:style-name="T130">Desktop</text:span><text:span text:style-name="T35"> </text:span><text:span text:style-name="T125">is voltooid.</text:span></text:p>
      <text:p text:style-name="P4"/>
      <text:list text:style-name="L2">
        <text:list-header>
          <text:p text:style-name="P74"><text:span text:style-name="T233">Geschreven door </text:span><text:a xlink:type="simple" xlink:href="mailto:info@karelzimmer.nl?subject=Checklist%20installatie%20Linux" text:style-name="Internet_20_link" text:visited-style-name="Visited_20_Internet_20_Link"><text:span text:style-name="T234">Karel Zimmer</text:span></text:a><text:span text:style-name="T235">.</text:span></text:p>
          <text:p text:style-name="P75"><text:span text:style-name="T237">Licentie </text:span><text:span text:style-name="T235">C</text:span><text:span text:style-name="T236">C0</text:span><text:span text:style-name="T235"> 1.0 </text:span><text:span text:style-name="T23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2"><text:s/></text:span><text:span text:style-name="T23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4-09T13:47:57.485759463">09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9T13:47:57.362699153</dc:date>
    <meta:keyword>Installatie</meta:keyword>
    <meta:keyword>Checklist</meta:keyword>
    <meta:keyword>Linux</meta:keyword>
    <meta:editing-cycles>6981</meta:editing-cycles>
    <meta:editing-duration>P12DT12H3M8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75" meta:character-count="3354" meta:non-whitespace-character-count="2922"/>
    <meta:user-defined meta:name="Info 1"/>
    <meta:user-defined meta:name="Info 2"/>
    <meta:user-defined meta:name="Info 3"/>
    <meta:user-defined meta:name="Info 4"/>
  </office:meta>
</office:document-meta>
</file>